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6091in"/>
    </style:style>
    <style:style style:name="co2" style:family="table-column">
      <style:table-column-properties fo:break-before="auto" style:column-width="0.6201in"/>
    </style:style>
    <style:style style:name="co3" style:family="table-column">
      <style:table-column-properties fo:break-before="auto" style:column-width="0.5665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0.4598in"/>
    </style:style>
    <style:style style:name="co7" style:family="table-column">
      <style:table-column-properties fo:break-before="auto" style:column-width="0.8339in"/>
    </style:style>
    <style:style style:name="co8" style:family="table-column">
      <style:table-column-properties fo:break-before="auto" style:column-width="0.6417in"/>
    </style:style>
    <style:style style:name="co9" style:family="table-column">
      <style:table-column-properties fo:break-before="auto" style:column-width="0.7374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0.5236in"/>
    </style:style>
    <style:style style:name="co14" style:family="table-column">
      <style:table-column-properties fo:break-before="auto" style:column-width="0.5555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0.6953in"/>
    </style:style>
    <style:style style:name="co17" style:family="table-column">
      <style:table-column-properties fo:break-before="auto" style:column-width="0.3311in"/>
    </style:style>
    <style:style style:name="co18" style:family="table-column">
      <style:table-column-properties fo:break-before="auto" style:column-width="0.4917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6307in"/>
    </style:style>
    <style:style style:name="co21" style:family="table-column">
      <style:table-column-properties fo:break-before="auto" style:column-width="0.5453in"/>
    </style:style>
    <style:style style:name="co22" style:family="table-column">
      <style:table-column-properties fo:break-before="auto" style:column-width="0.705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ext-properties fo:font-size="14pt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ext-properties style:font-name="Times New Roman" fo:font-size="12pt" fo:language="cs" fo:country="CZ" style:font-size-asian="6.80000019073486pt" style:language-asian="cs" style:country-asian="CZ" style:font-size-complex="6.80000019073486pt" style:language-complex="cs" style:country-complex="CZ"/>
    </style:style>
    <style:style style:name="ce4" style:family="table-cell" style:parent-style-name="Default" style:data-style-name="N30"/>
    <style:style style:name="ce5" style:family="table-cell" style:parent-style-name="Default">
      <style:text-properties fo:font-size="14pt" fo:font-weight="bold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Data pro testovaní – body z testů dvojice a součet M3B-07</text:p>
          </table:table-cell>
          <table:table-cell table:number-columns-repeated="7"/>
          <table:table-cell table:formula="oooc:=FISHERINV(1)" office:value-type="float" office:value="0.761594155955765">
            <text:p>0.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3B - 10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pořadí</text:p>
          </table:table-cell>
          <table:table-cell office:value-type="string">
            <text:p>1. test</text:p>
          </table:table-cell>
          <table:table-cell office:value-type="string">
            <text:p>2. test</text:p>
          </table:table-cell>
          <table:table-cell office:value-type="string">
            <text:p>součet</text:p>
          </table:table-cell>
          <table:table-cell table:number-columns-repeated="4"/>
          <table:table-cell office:value-type="string">
            <text:p>1. test</text:p>
          </table:table-cell>
          <table:table-cell office:value-type="string">
            <text:p>2. test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ooc:=COUNTIF([.B$4:.B$33];0)" office:value-type="float" office:value="0">
            <text:p>0</text:p>
          </table:table-cell>
          <table:table-cell table:formula="oooc:=COUNTIF([.C$4:.C$33];0)"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ovar</text:p>
          </table:table-cell>
          <table:table-cell table:formula="oooc:=CORREL([.B4:.B33];[.C4:.C33])" office:value-type="float" office:value="0.607844441365901">
            <text:p>0.61</text:p>
          </table:table-cell>
          <table:table-cell/>
          <table:table-cell office:value-type="float" office:value="1">
            <text:p>1</text:p>
          </table:table-cell>
          <table:table-cell table:formula="oooc:=COUNTIF([.$B$4:.$B$33];1)" office:value-type="float" office:value="1">
            <text:p>1</text:p>
          </table:table-cell>
          <table:table-cell table:formula="oooc:=COUNTIF([.C$4:.C$33];1)"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rel</text:p>
          </table:table-cell>
          <table:table-cell table:formula="oooc:=CORREL([.B4:.B33];[.C4:.C33])" office:value-type="float" office:value="0.607844441365901">
            <text:p>0.61</text:p>
          </table:table-cell>
          <table:table-cell/>
          <table:table-cell office:value-type="float" office:value="2">
            <text:p>2</text:p>
          </table:table-cell>
          <table:table-cell table:formula="oooc:=COUNTIF([.$B$4:.$B$33];2)" office:value-type="float" office:value="2">
            <text:p>2</text:p>
          </table:table-cell>
          <table:table-cell table:formula="oooc:=COUNTIF([.C$4:.C$33];2)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pearson</text:p>
          </table:table-cell>
          <table:table-cell table:formula="oooc:=PEARSON([.B4:.B33];[.C4:.C33])" office:value-type="float" office:value="0.607844441365901">
            <text:p>0.61</text:p>
          </table:table-cell>
          <table:table-cell/>
          <table:table-cell office:value-type="float" office:value="3">
            <text:p>3</text:p>
          </table:table-cell>
          <table:table-cell table:formula="oooc:=COUNTIF([.$B$4:.$B$33];3)" office:value-type="float" office:value="1">
            <text:p>1</text:p>
          </table:table-cell>
          <table:table-cell table:formula="oooc:=COUNTIF([.C$4:.C$33];3)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ooc:=COUNTIF([.$B$4:.$B$33];4)"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t test <text:s/>1</text:p>
          </table:table-cell>
          <table:table-cell table:formula="oooc:=TTEST([.B4:.B33];[.C4:.C33];2;1)" office:value-type="float" office:value="0.0744848388837426">
            <text:p>0.07</text:p>
          </table:table-cell>
          <table:table-cell office:value-type="string">
            <text:p>párový</text:p>
          </table:table-cell>
          <table:table-cell office:value-type="float" office:value="5">
            <text:p>5</text:p>
          </table:table-cell>
          <table:table-cell table:formula="oooc:=COUNTIF([.$B$4:.$B$33];5)" office:value-type="float" office:value="2">
            <text:p>2</text:p>
          </table:table-cell>
          <table:table-cell table:formula="oooc:=COUNTIF([.C$4:.C$33];5)"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ooc:=TTEST([.B4:.B33];[.C4:.C33];2;2)" office:value-type="float" office:value="0.251297161759706">
            <text:p>0.25</text:p>
          </table:table-cell>
          <table:table-cell office:value-type="string">
            <text:p>s1=s2</text:p>
          </table:table-cell>
          <table:table-cell office:value-type="float" office:value="6">
            <text:p>6</text:p>
          </table:table-cell>
          <table:table-cell table:formula="oooc:=COUNTIF([.$B$4:.$B$33];6)" office:value-type="float" office:value="6">
            <text:p>6</text:p>
          </table:table-cell>
          <table:table-cell table:formula="oooc:=COUNTIF([.C$4:.C$33];6)"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ooc:=TTEST([.B4:.B33];[.C4:.C33];2;3)" office:value-type="float" office:value="0.25129800943668">
            <text:p>0.25</text:p>
          </table:table-cell>
          <table:table-cell office:value-type="string">
            <text:p>s1 nr s2</text:p>
          </table:table-cell>
          <table:table-cell office:value-type="float" office:value="7">
            <text:p>7</text:p>
          </table:table-cell>
          <table:table-cell table:formula="oooc:=COUNTIF([.$B$4:.$B$33];7)" office:value-type="float" office:value="4">
            <text:p>4</text:p>
          </table:table-cell>
          <table:table-cell table:formula="oooc:=COUNTIF([.C$4:.C$33];7)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f test</text:p>
          </table:table-cell>
          <table:table-cell table:style-name="ce3" table:formula="oooc:=FTEST([.B4:.B33];[.C4:.C33])" office:value-type="float" office:value="0.942999231307881">
            <text:p>0.94</text:p>
          </table:table-cell>
          <table:table-cell/>
          <table:table-cell office:value-type="float" office:value="8">
            <text:p>8</text:p>
          </table:table-cell>
          <table:table-cell table:formula="oooc:=COUNTIF([.$B$4:.$B$33];8)" office:value-type="float" office:value="3">
            <text:p>3</text:p>
          </table:table-cell>
          <table:table-cell table:formula="oooc:=COUNTIF([.C$4:.C$33];8)"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ooc:=COUNTIF([.$B$4:.$B$33];9)" office:value-type="float" office:value="5">
            <text:p>5</text:p>
          </table:table-cell>
          <table:table-cell table:formula="oooc:=COUNTIF([.C$4:.C$33];9)"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ooc:=COUNTIF([.$B$4:.$B$33];10)" office:value-type="float" office:value="6">
            <text:p>6</text:p>
          </table:table-cell>
          <table:table-cell table:formula="oooc:=COUNTIF([.C$4:.C$33];10)"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3">
          <table:table-cell office:value-type="float" office:value="20">
            <text:p>20</text:p>
          </table:table-cell>
          <table:table-cell table:number-columns-repeated="2"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string">
            <text:p>suma</text:p>
          </table:table-cell>
          <table:table-cell table:formula="oooc:=SUM([.B4:.B33])" office:value-type="float" office:value="211">
            <text:p>211</text:p>
          </table:table-cell>
          <table:table-cell table:formula="oooc:=SUM([.C4:.C33])" office:value-type="float" office:value="188">
            <text:p>188</text:p>
          </table:table-cell>
          <table:table-cell table:formula="oooc:=SUM([.D4:.D33])" office:value-type="float" office:value="399">
            <text:p>399</text:p>
          </table:table-cell>
          <table:table-cell office:value-type="string">
            <text:p>sum</text:p>
          </table:table-cell>
          <table:table-cell/>
          <table:table-cell office:value-type="string">
            <text:p>počet bodů</text:p>
          </table:table-cell>
          <table:table-cell table:number-columns-repeated="4"/>
        </table:table-row>
        <table:table-row table:style-name="ro3">
          <table:table-cell office:value-type="string">
            <text:p>průměr</text:p>
          </table:table-cell>
          <table:table-cell table:formula="oooc:=AVERAGE([.B4:.B33])" office:value-type="float" office:value="7.03333333333333">
            <text:p>7.03</text:p>
          </table:table-cell>
          <table:table-cell table:formula="oooc:=AVERAGE([.C4:.C33])" office:value-type="float" office:value="6.26666666666667">
            <text:p>6.27</text:p>
          </table:table-cell>
          <table:table-cell table:formula="oooc:=AVERAGE([.D4:.D33])" office:value-type="float" office:value="13.3">
            <text:p>13.3</text:p>
          </table:table-cell>
          <table:table-cell office:value-type="string">
            <text:p>average</text:p>
          </table:table-cell>
          <table:table-cell office:value-type="string">
            <text:p>1 – 4</text:p>
          </table:table-cell>
          <table:table-cell table:formula="oooc:=COUNTIF([.D4:.D33];&quot;&lt;5&quot;)"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sigma</text:p>
          </table:table-cell>
          <table:table-cell table:formula="oooc:=STDEV([.B4:.B33])" office:value-type="float" office:value="2.57953929772464">
            <text:p>2.58</text:p>
          </table:table-cell>
          <table:table-cell table:formula="oooc:=STDEV([.C4:.C33])" office:value-type="float" office:value="2.54522315712006">
            <text:p>2.55</text:p>
          </table:table-cell>
          <table:table-cell table:formula="oooc:=STDEV([.D4:.D33])" office:value-type="float" office:value="4.59497476635599">
            <text:p>4.59</text:p>
          </table:table-cell>
          <table:table-cell office:value-type="string">
            <text:p>stdev</text:p>
          </table:table-cell>
          <table:table-cell table:style-name="ce4" office:value-type="string">
            <text:p>5 – 8</text:p>
          </table:table-cell>
          <table:table-cell table:formula="oooc:=COUNTIF([.D4:.D33];&quot;[5-8]&quot;)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rozptyl * n</text:p>
          </table:table-cell>
          <table:table-cell table:formula="oooc:=DEVSQ([.B4:.B33])" office:value-type="float" office:value="192.966666666667">
            <text:p>192.97</text:p>
          </table:table-cell>
          <table:table-cell table:formula="oooc:=DEVSQ([.C4:.C33])" office:value-type="float" office:value="187.866666666667">
            <text:p>187.87</text:p>
          </table:table-cell>
          <table:table-cell table:formula="oooc:=DEVSQ([.D4:.D33])" office:value-type="float" office:value="612.3">
            <text:p>612.3</text:p>
          </table:table-cell>
          <table:table-cell office:value-type="string">
            <text:p>devsq</text:p>
          </table:table-cell>
          <table:table-cell office:value-type="string">
            <text:p>9 – 12</text:p>
          </table:table-cell>
          <table:table-cell table:formula="oooc:=COUNTIF([.D5:.D34];&quot;[9-11]&quot;)"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rozptyl</text:p>
          </table:table-cell>
          <table:table-cell table:formula="oooc:=[.B37]/(COUNT([.B4:.B33])-1)" office:value-type="float" office:value="6.65402298850575">
            <text:p>6.65</text:p>
          </table:table-cell>
          <table:table-cell table:formula="oooc:=[.C37]/(COUNT([.C4:.C33])-1)" office:value-type="float" office:value="6.47816091954023">
            <text:p>6.48</text:p>
          </table:table-cell>
          <table:table-cell table:formula="oooc:=[.D37]/(COUNT([.D4:.D33])-1)" office:value-type="float" office:value="21.1137931034483">
            <text:p>21.11</text:p>
          </table:table-cell>
          <table:table-cell/>
          <table:table-cell office:value-type="string">
            <text:p>13 – 16</text:p>
          </table:table-cell>
          <table:table-cell table:number-columns-repeated="5"/>
        </table:table-row>
        <table:table-row table:style-name="ro3">
          <table:table-cell/>
          <table:table-cell table:formula="oooc:=[.B36]^2" office:value-type="float" office:value="6.65402298850575">
            <text:p>6.65</text:p>
          </table:table-cell>
          <table:table-cell table:number-columns-repeated="3"/>
          <table:table-cell office:value-type="string">
            <text:p>17 – 20</text:p>
          </table:table-cell>
          <table:table-cell table:number-columns-repeated="5"/>
        </table:table-row>
        <table:table-row table:style-name="ro3">
          <table:table-cell office:value-type="string">
            <text:p>median</text:p>
          </table:table-cell>
          <table:table-cell table:formula="oooc:=MEDIAN([.B4:.B33])" office:value-type="float" office:value="7">
            <text:p>7</text:p>
          </table:table-cell>
          <table:table-cell table:formula="oooc:=MEDIAN([.C4:.C33])" office:value-type="float" office:value="7">
            <text:p>7</text:p>
          </table:table-cell>
          <table:table-cell table:formula="oooc:=MEDIAN([.D4:.D33])" office:value-type="float" office:value="14">
            <text:p>14</text:p>
          </table:table-cell>
          <table:table-cell office:value-type="string">
            <text:p>median</text:p>
          </table:table-cell>
          <table:table-cell table:number-columns-repeated="6"/>
        </table:table-row>
        <table:table-row table:style-name="ro3">
          <table:table-cell office:value-type="string">
            <text:p>kvartily</text:p>
          </table:table-cell>
          <table:table-cell table:formula="oooc:=QUARTILE([.B4:.B33];0)" office:value-type="float" office:value="1">
            <text:p>1</text:p>
          </table:table-cell>
          <table:table-cell table:formula="oooc:=QUARTILE([.C4:.C33];0)" office:value-type="float" office:value="0">
            <text:p>0</text:p>
          </table:table-cell>
          <table:table-cell table:formula="oooc:=QUARTILE([.D4:.D33];0)" office:value-type="float" office:value="1">
            <text:p>1</text:p>
          </table:table-cell>
          <table:table-cell office:value-type="string">
            <text:p>0 min</text:p>
          </table:table-cell>
          <table:table-cell table:number-columns-repeated="6"/>
        </table:table-row>
        <table:table-row table:style-name="ro3">
          <table:table-cell/>
          <table:table-cell table:formula="oooc:=QUARTILE([.B4:.B33];1)" office:value-type="float" office:value="6">
            <text:p>6</text:p>
          </table:table-cell>
          <table:table-cell table:formula="oooc:=QUARTILE([.C4:.C33];1)" office:value-type="float" office:value="5">
            <text:p>5</text:p>
          </table:table-cell>
          <table:table-cell table:formula="oooc:=QUARTILE([.D4:.D33];1)" office:value-type="float" office:value="11.25">
            <text:p>11.25</text:p>
          </table:table-cell>
          <table:table-cell office:value-type="string">
            <text:p>1 25</text:p>
          </table:table-cell>
          <table:table-cell table:number-columns-repeated="6"/>
        </table:table-row>
        <table:table-row table:style-name="ro3">
          <table:table-cell/>
          <table:table-cell table:formula="oooc:=QUARTILE([.B4:.B33];2)" office:value-type="float" office:value="7">
            <text:p>7</text:p>
          </table:table-cell>
          <table:table-cell table:formula="oooc:=QUARTILE([.C4:.C33];2)" office:value-type="float" office:value="7">
            <text:p>7</text:p>
          </table:table-cell>
          <table:table-cell table:formula="oooc:=QUARTILE([.D4:.D33];2)" office:value-type="float" office:value="14">
            <text:p>14</text:p>
          </table:table-cell>
          <table:table-cell office:value-type="string">
            <text:p>2 50 med</text:p>
          </table:table-cell>
          <table:table-cell table:number-columns-repeated="6"/>
        </table:table-row>
        <table:table-row table:style-name="ro3">
          <table:table-cell/>
          <table:table-cell table:formula="oooc:=QUARTILE([.B4:.B33];3)" office:value-type="float" office:value="9">
            <text:p>9</text:p>
          </table:table-cell>
          <table:table-cell table:formula="oooc:=QUARTILE([.C4:.C34];3)" office:value-type="float" office:value="8">
            <text:p>8</text:p>
          </table:table-cell>
          <table:table-cell table:formula="oooc:=QUARTILE([.D4:.D33];3)" office:value-type="float" office:value="16">
            <text:p>16</text:p>
          </table:table-cell>
          <table:table-cell office:value-type="string">
            <text:p>3 75</text:p>
          </table:table-cell>
          <table:table-cell table:number-columns-repeated="6"/>
        </table:table-row>
        <table:table-row table:style-name="ro3">
          <table:table-cell/>
          <table:table-cell table:formula="oooc:=QUARTILE([.B4:.B33];4)" office:value-type="float" office:value="10">
            <text:p>10</text:p>
          </table:table-cell>
          <table:table-cell table:formula="oooc:=QUARTILE([.C4:.C33];4)" office:value-type="float" office:value="10">
            <text:p>10</text:p>
          </table:table-cell>
          <table:table-cell table:formula="oooc:=QUARTILE([.D4:.D33];4)" office:value-type="float" office:value="20">
            <text:p>20</text:p>
          </table:table-cell>
          <table:table-cell office:value-type="string">
            <text:p>4 max</text:p>
          </table:table-cell>
          <table:table-cell table:number-columns-repeated="6"/>
        </table:table-row>
        <table:table-row table:style-name="ro3">
          <table:table-cell office:value-type="string">
            <text:p>šikmost</text:p>
          </table:table-cell>
          <table:table-cell table:formula="oooc:=SKEW([.B4:.B33])" office:value-type="float" office:value="-0.788448014747757">
            <text:p>-0.79</text:p>
          </table:table-cell>
          <table:table-cell table:formula="oooc:=SKEW([.C4:.C33])" office:value-type="float" office:value="-0.777221185136216">
            <text:p>-0.78</text:p>
          </table:table-cell>
          <table:table-cell table:formula="oooc:=SKEW([.D4:.D33])" office:value-type="float" office:value="-1.02701658215357">
            <text:p>-1.03</text:p>
          </table:table-cell>
          <table:table-cell office:value-type="string">
            <text:p>skew</text:p>
          </table:table-cell>
          <table:table-cell table:number-columns-repeated="6"/>
        </table:table-row>
        <table:table-row table:style-name="ro3">
          <table:table-cell office:value-type="string">
            <text:p>špičatost</text:p>
          </table:table-cell>
          <table:table-cell table:formula="oooc:=KURT([.B4:.B33])" office:value-type="float" office:value="-0.025702077995605">
            <text:p>-0.03</text:p>
          </table:table-cell>
          <table:table-cell table:formula="oooc:=KURT([.C4:.C33])" office:value-type="float" office:value="0.737866758984172">
            <text:p>0.74</text:p>
          </table:table-cell>
          <table:table-cell table:formula="oooc:=KURT([.D4:.D33])" office:value-type="float" office:value="1.02957710596654">
            <text:p>1.03</text:p>
          </table:table-cell>
          <table:table-cell office:value-type="string">
            <text:p>kurt</text:p>
          </table:table-cell>
          <table:table-cell table:number-columns-repeated="6"/>
        </table:table-row>
        <table:table-row table:style-name="ro3">
          <table:table-cell office:value-type="string">
            <text:p>abs.odch.</text:p>
          </table:table-cell>
          <table:table-cell table:formula="oooc:=AVEDEV([.B4:.B33])" office:value-type="float" office:value="2.03555555555556">
            <text:p>2.04</text:p>
          </table:table-cell>
          <table:table-cell table:formula="oooc:=AVEDEV([.C4:.C33])" office:value-type="float" office:value="1.98222222222222">
            <text:p>1.98</text:p>
          </table:table-cell>
          <table:table-cell table:formula="oooc:=AVEDEV([.D4:.D33])" office:value-type="float" office:value="3.39333333333333">
            <text:p>3.39</text:p>
          </table:table-cell>
          <table:table-cell office:value-type="string">
            <text:p>avedev</text:p>
          </table:table-cell>
          <table:table-cell table:number-columns-repeated="6"/>
        </table:table-row>
        <table:table-row table:style-name="ro3">
          <table:table-cell office:value-type="string">
            <text:p>geom. průměr</text:p>
          </table:table-cell>
          <table:table-cell table:formula="oooc:=GEOMEAN([.B4:.B33])" office:value-type="float" office:value="6.31291750527809">
            <text:p>6.31</text:p>
          </table:table-cell>
          <table:table-cell/>
          <table:table-cell table:formula="oooc:=GEOMEAN([.D4:.D33])" office:value-type="float" office:value="11.8472072635553">
            <text:p>11.85</text:p>
          </table:table-cell>
          <table:table-cell office:value-type="string">
            <text:p>geomean</text:p>
          </table:table-cell>
          <table:table-cell table:number-columns-repeated="6"/>
        </table:table-row>
        <table:table-row table:style-name="ro3">
          <table:table-cell office:value-type="string">
            <text:p>harm. průměr</text:p>
          </table:table-cell>
          <table:table-cell table:formula="oooc:=HARMEAN([.B4:.B33])" office:value-type="float" office:value="5.14110846650799">
            <text:p>5.14</text:p>
          </table:table-cell>
          <table:table-cell/>
          <table:table-cell table:formula="oooc:=HARMEAN([.D4:.D33])" office:value-type="float" office:value="8.57720030217764">
            <text:p>8.58</text:p>
          </table:table-cell>
          <table:table-cell office:value-type="string">
            <text:p>harmean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>
            <draw:frame table:end-cell-address="List1.H66" table:end-x="0.1972in" table:end-y="0.1488in" draw:z-index="0" draw:style-name="gr1" svg:width="4.2402in" svg:height="2.4441in" svg:x="0.3339in" svg:y="0.0484in">
              <draw:object draw:notify-on-update-of-ranges="List1.H3:List1.J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3" table:number-rows-repeated="17">
          <table:table-cell table:number-columns-repeated="11"/>
        </table:table-row>
        <table:table-row table:style-name="ro1">
          <table:table-cell table:style-name="ce1" office:value-type="string">
            <text:p>M3B - 104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pořadí</text:p>
          </table:table-cell>
          <table:table-cell office:value-type="string">
            <text:p>1. test</text:p>
          </table:table-cell>
          <table:table-cell office:value-type="string">
            <text:p>2. test</text:p>
          </table:table-cell>
          <table:table-cell office:value-type="string">
            <text:p>součet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ooc:=IF([.D72]&lt;5;1;IF([.D72]&lt;9;2;IF([.D72]&lt;13;3;IF([.D72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ooc:=IF([.D73]&lt;5;1;IF([.D73]&lt;9;2;IF([.D73]&lt;13;3;IF([.D73]&lt;17;4;5))))" office:value-type="float" office:value="5">
            <text:p>5</text:p>
          </table:table-cell>
          <table:table-cell/>
          <table:table-cell office:value-type="string">
            <text:p>počet bodů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ooc:=IF([.D74]&lt;5;1;IF([.D74]&lt;9;2;IF([.D74]&lt;13;3;IF([.D74]&lt;17;4;5))))" office:value-type="float" office:value="2">
            <text:p>2</text:p>
          </table:table-cell>
          <table:table-cell office:value-type="string">
            <text:p>1 – 4</text:p>
          </table:table-cell>
          <table:table-cell table:formula="oooc:=COUNT([.E72])" office:value-type="float" office:value="1">
            <text:p>1</text:p>
          </table:table-cell>
          <table:table-cell table:formula="oooc:=COUNTIF([.E72:.E100];1)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ooc:=IF([.D75]&lt;5;1;IF([.D75]&lt;9;2;IF([.D75]&lt;13;3;IF([.D75]&lt;17;4;5))))" office:value-type="float" office:value="5">
            <text:p>5</text:p>
          </table:table-cell>
          <table:table-cell table:style-name="ce4" office:value-type="string">
            <text:p>5 – 8</text:p>
          </table:table-cell>
          <table:table-cell table:formula="oooc:=COUNT([.E73:.E79])" office:value-type="float" office:value="7">
            <text:p>7</text:p>
          </table:table-cell>
          <table:table-cell table:formula="oooc:=COUNTIF([.E72:.E100];2)" office:value-type="float" office:value="7">
            <text:p>7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ooc:=IF([.D76]&lt;5;1;IF([.D76]&lt;9;2;IF([.D76]&lt;13;3;IF([.D76]&lt;17;4;5))))" office:value-type="float" office:value="2">
            <text:p>2</text:p>
          </table:table-cell>
          <table:table-cell office:value-type="string">
            <text:p>9 – 12</text:p>
          </table:table-cell>
          <table:table-cell table:formula="oooc:=COUNT([.E82:.E84])" office:value-type="float" office:value="3">
            <text:p>3</text:p>
          </table:table-cell>
          <table:table-cell table:formula="oooc:=COUNTIF([.E72:.E100];3)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ooc:=IF([.D77]&lt;5;1;IF([.D77]&lt;9;2;IF([.D77]&lt;13;3;IF([.D77]&lt;17;4;5))))" office:value-type="float" office:value="3">
            <text:p>3</text:p>
          </table:table-cell>
          <table:table-cell office:value-type="string">
            <text:p>13 – 16</text:p>
          </table:table-cell>
          <table:table-cell table:formula="oooc:=COUNT([.E83:.E92])" office:value-type="float" office:value="10">
            <text:p>10</text:p>
          </table:table-cell>
          <table:table-cell table:formula="oooc:=COUNTIF([.E72:.E100];4)"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ooc:=IF([.D78]&lt;5;1;IF([.D78]&lt;9;2;IF([.D78]&lt;13;3;IF([.D78]&lt;17;4;5))))" office:value-type="float" office:value="4">
            <text:p>4</text:p>
          </table:table-cell>
          <table:table-cell office:value-type="string">
            <text:p>17 – 20</text:p>
          </table:table-cell>
          <table:table-cell table:formula="oooc:=COUNT([.E93:.E100])" office:value-type="float" office:value="8">
            <text:p>8</text:p>
          </table:table-cell>
          <table:table-cell table:formula="oooc:=COUNTIF([.E72:.E100];5)"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ooc:=IF([.D79]&lt;5;1;IF([.D79]&lt;9;2;IF([.D79]&lt;13;3;IF([.D79]&lt;17;4;5))))"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ooc:=IF([.D80]&lt;5;1;IF([.D80]&lt;9;2;IF([.D80]&lt;13;3;IF([.D80]&lt;17;4;5))))"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ooc:=IF([.D81]&lt;5;1;IF([.D81]&lt;9;2;IF([.D81]&lt;13;3;IF([.D81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IF([.D82]&lt;5;1;IF([.D82]&lt;9;2;IF([.D82]&lt;13;3;IF([.D82]&lt;17;4;5))))"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ooc:=IF([.D83]&lt;5;1;IF([.D83]&lt;9;2;IF([.D83]&lt;13;3;IF([.D83]&lt;17;4;5))))"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ooc:=IF([.D84]&lt;5;1;IF([.D84]&lt;9;2;IF([.D84]&lt;13;3;IF([.D84]&lt;17;4;5))))"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ooc:=IF([.D85]&lt;5;1;IF([.D85]&lt;9;2;IF([.D85]&lt;13;3;IF([.D85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ooc:=IF([.D86]&lt;5;1;IF([.D86]&lt;9;2;IF([.D86]&lt;13;3;IF([.D86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IF([.D87]&lt;5;1;IF([.D87]&lt;9;2;IF([.D87]&lt;13;3;IF([.D87]&lt;17;4;5))))"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IF([.D88]&lt;5;1;IF([.D88]&lt;9;2;IF([.D88]&lt;13;3;IF([.D88]&lt;17;4;5))))"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IF([.D89]&lt;5;1;IF([.D89]&lt;9;2;IF([.D89]&lt;13;3;IF([.D89]&lt;17;4;5))))"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ooc:=IF([.D90]&lt;5;1;IF([.D90]&lt;9;2;IF([.D90]&lt;13;3;IF([.D90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ooc:=IF([.D91]&lt;5;1;IF([.D91]&lt;9;2;IF([.D91]&lt;13;3;IF([.D91]&lt;17;4;5))))"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ooc:=IF([.D92]&lt;5;1;IF([.D92]&lt;9;2;IF([.D92]&lt;13;3;IF([.D92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ooc:=IF([.D93]&lt;5;1;IF([.D93]&lt;9;2;IF([.D93]&lt;13;3;IF([.D93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IF([.D94]&lt;5;1;IF([.D94]&lt;9;2;IF([.D94]&lt;13;3;IF([.D94]&lt;17;4;5))))"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24">
            <text:p>24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ooc:=IF([.D95]&lt;5;1;IF([.D95]&lt;9;2;IF([.D95]&lt;13;3;IF([.D95]&lt;17;4;5))))"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ooc:=IF([.D96]&lt;5;1;IF([.D96]&lt;9;2;IF([.D96]&lt;13;3;IF([.D96]&lt;17;4;5))))"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ooc:=IF([.D97]&lt;5;1;IF([.D97]&lt;9;2;IF([.D97]&lt;13;3;IF([.D97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ooc:=IF([.D98]&lt;5;1;IF([.D98]&lt;9;2;IF([.D98]&lt;13;3;IF([.D98]&lt;17;4;5))))"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ooc:=IF([.D99]&lt;5;1;IF([.D99]&lt;9;2;IF([.D99]&lt;13;3;IF([.D99]&lt;17;4;5))))"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IF([.D100]&lt;5;1;IF([.D100]&lt;9;2;IF([.D100]&lt;13;3;IF([.D100]&lt;17;4;5))))"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float" office:value="30">
            <text:p>30</text:p>
          </table:table-cell>
          <table:table-cell table:number-columns-repeated="10"/>
        </table:table-row>
        <table:table-row table:style-name="ro3">
          <table:table-cell/>
          <table:table-cell>
            <draw:frame table:end-cell-address="List1.I118" table:end-x="0.0039in" table:end-y="0.0146in" draw:z-index="1" draw:style-name="gr1" svg:width="4.1311in" svg:height="2.6098in" svg:x="0.2823in" svg:y="0.0831in">
              <draw:object draw:notify-on-update-of-ranges="List1.F73:List1.G7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3" table:number-rows-repeated="17">
          <table:table-cell table:number-columns-repeated="11"/>
        </table:table-row>
        <table:table-row table:style-name="ro1">
          <table:table-cell table:style-name="ce1" office:value-type="string">
            <text:p>M3B – 106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pořadí</text:p>
          </table:table-cell>
          <table:table-cell office:value-type="string">
            <text:p>1. test</text:p>
          </table:table-cell>
          <table:table-cell office:value-type="string">
            <text:p>2. test</text:p>
          </table:table-cell>
          <table:table-cell office:value-type="string">
            <text:p>součet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formula="oooc:=SUM([.B122:.C122])"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ooc:=SUM([.B123:.C123])" office:value-type="float" office:value="12">
            <text:p>12</text:p>
          </table:table-cell>
          <table:table-cell table:number-columns-repeated="7"/>
        </table:table-row>
        <table:table-row table:style-name="ro3"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formula="oooc:=SUM([.B124:.C124])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ooc:=SUM([.B125:.C125])" office:value-type="float" office:value="17">
            <text:p>17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ooc:=SUM([.B126:.C126])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ooc:=SUM([.B127:.C127])" office:value-type="float" office:value="14">
            <text:p>14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7">
            <text:p>7</text:p>
          </table:table-cell>
          <table:table-cell table:formula="oooc:=SUM([.B128:.C128])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SUM([.B129:.C129])"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ooc:=SUM([.B130:.C130])"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ooc:=SUM([.B131:.C131])" office:value-type="float" office:value="13">
            <text:p>13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SUM([.B132:.C132])" office:value-type="float" office:value="11">
            <text:p>11</text:p>
          </table:table-cell>
          <table:table-cell table:number-columns-repeated="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ooc:=SUM([.B133:.C133])"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ooc:=SUM([.B134:.C134])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ooc:=SUM([.B135:.C135])" office:value-type="float" office:value="9">
            <text:p>9</text:p>
          </table:table-cell>
          <table:table-cell table:number-columns-repeated="7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ooc:=SUM([.B136:.C136])" office:value-type="float" office:value="13">
            <text:p>13</text:p>
          </table:table-cell>
          <table:table-cell table:number-columns-repeated="7"/>
        </table:table-row>
        <table:table-row table:style-name="ro3"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formula="oooc:=SUM([.B137:.C137])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ooc:=SUM([.B138:.C138])" office:value-type="float" office:value="17">
            <text:p>17</text:p>
          </table:table-cell>
          <table:table-cell table:number-columns-repeated="7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SUM([.B139:.C139])" office:value-type="float" office:value="12">
            <text:p>12</text:p>
          </table:table-cell>
          <table:table-cell table:number-columns-repeated="7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ooc:=SUM([.B140:.C140])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ooc:=SUM([.B141:.C141])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ooc:=SUM([.B142:.C142])" office:value-type="float" office:value="10">
            <text:p>10</text:p>
          </table:table-cell>
          <table:table-cell table:number-columns-repeated="7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ooc:=SUM([.B143:.C143])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SUM([.B144:.C144])" office:value-type="float" office:value="10">
            <text:p>10</text:p>
          </table:table-cell>
          <table:table-cell table:number-columns-repeated="7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ooc:=SUM([.B145:.C145])" office:value-type="float" office:value="19">
            <text:p>19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ooc:=SUM([.B146:.C146])" office:value-type="float" office:value="10">
            <text:p>10</text:p>
          </table:table-cell>
          <table:table-cell table:number-columns-repeated="7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SUM([.B147:.C147])"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ooc:=SUM([.B148:.C148])" office:value-type="float" office:value="9">
            <text:p>9</text:p>
          </table:table-cell>
          <table:table-cell table:number-columns-repeated="7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ooc:=SUM([.B149:.C149])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ooc:=SUM([.B150:.C150])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SUM([.B151:.C151])" office:value-type="float" office:value="5">
            <text:p>5</text:p>
          </table:table-cell>
          <table:table-cell table:number-columns-repeated="7"/>
        </table:table-row>
        <table:table-row table:style-name="ro3" table:number-rows-repeated="3">
          <table:table-cell table:number-columns-repeated="11"/>
        </table:table-row>
        <table:table-row table:style-name="ro1">
          <table:table-cell table:style-name="ce1" office:value-type="string">
            <text:p>M3B – 107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pořadí</text:p>
          </table:table-cell>
          <table:table-cell office:value-type="string">
            <text:p>1. test</text:p>
          </table:table-cell>
          <table:table-cell office:value-type="string">
            <text:p>2. test</text:p>
          </table:table-cell>
          <table:table-cell office:value-type="string">
            <text:p>součet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ooc:=SUM([.B157:.C157])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ooc:=SUM([.B158:.C158])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ooc:=SUM([.B159:.C159])" office:value-type="float" office:value="8">
            <text:p>8</text:p>
          </table:table-cell>
          <table:table-cell table:number-columns-repeated="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ooc:=SUM([.B160:.C160])" office:value-type="float" office:value="12">
            <text:p>12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ooc:=SUM([.B161:.C161])" office:value-type="float" office:value="19">
            <text:p>19</text:p>
          </table:table-cell>
          <table:table-cell table:number-columns-repeated="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ooc:=SUM([.B162:.C162])" office:value-type="float" office:value="15">
            <text:p>1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ooc:=SUM([.B163:.C163])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SUM([.B164:.C164])" office:value-type="float" office:value="10">
            <text:p>10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9">
            <text:p>9</text:p>
          </table:table-cell>
          <table:table-cell table:formula="oooc:=SUM([.B165:.C165])"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ooc:=SUM([.B166:.C166])" office:value-type="float" office:value="13">
            <text:p>13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ooc:=SUM([.B167:.C167])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ooc:=SUM([.B168:.C168])" office:value-type="float" office:value="11">
            <text:p>11</text:p>
          </table:table-cell>
          <table:table-cell table:number-columns-repeated="7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ooc:=SUM([.B169:.C169])" office:value-type="float" office:value="8">
            <text:p>8</text:p>
          </table:table-cell>
          <table:table-cell table:number-columns-repeated="7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ooc:=SUM([.B170:.C170])" office:value-type="float" office:value="19">
            <text:p>19</text:p>
          </table:table-cell>
          <table:table-cell table:number-columns-repeated="7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ooc:=SUM([.B171:.C171])" office:value-type="float" office:value="11">
            <text:p>11</text:p>
          </table:table-cell>
          <table:table-cell table:number-columns-repeated="7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SUM([.B172:.C172])" office:value-type="float" office:value="11">
            <text:p>11</text:p>
          </table:table-cell>
          <table:table-cell table:number-columns-repeated="7"/>
        </table:table-row>
        <table:table-row table:style-name="ro3">
          <table:table-cell office:value-type="float" office:value="17">
            <text:p>17</text:p>
          </table:table-cell>
          <table:table-cell table:number-columns-repeated="2" office:value-type="float" office:value="9">
            <text:p>9</text:p>
          </table:table-cell>
          <table:table-cell table:formula="oooc:=SUM([.B173:.C173])"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ooc:=SUM([.B174:.C174])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float" office:value="19">
            <text:p>19</text:p>
          </table:table-cell>
          <table:table-cell table:number-columns-repeated="2" office:value-type="float" office:value="10">
            <text:p>10</text:p>
          </table:table-cell>
          <table:table-cell table:formula="oooc:=SUM([.B175:.C175])" office:value-type="float" office:value="20">
            <text:p>20</text:p>
          </table:table-cell>
          <table:table-cell table:number-columns-repeated="7"/>
        </table:table-row>
        <table:table-row table:style-name="ro3">
          <table:table-cell office:value-type="float" office:value="20">
            <text:p>20</text:p>
          </table:table-cell>
          <table:table-cell table:number-columns-repeated="2" office:value-type="float" office:value="9">
            <text:p>9</text:p>
          </table:table-cell>
          <table:table-cell table:formula="oooc:=SUM([.B176:.C176])"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ooc:=SUM([.B177:.C177])" office:value-type="float" office:value="19">
            <text:p>19</text:p>
          </table:table-cell>
          <table:table-cell table:number-columns-repeated="7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SUM([.B178:.C178])"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SUM([.B179:.C179])" office:value-type="float" office:value="11">
            <text:p>11</text:p>
          </table:table-cell>
          <table:table-cell table:number-columns-repeated="7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ooc:=SUM([.B180:.C180])" office:value-type="float" office:value="7">
            <text:p>7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ooc:=SUM([.B181:.C181])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ooc:=SUM([.B182:.C182])" office:value-type="float" office:value="18">
            <text:p>18</text:p>
          </table:table-cell>
          <table:table-cell table:number-columns-repeated="7"/>
        </table:table-row>
        <table:table-row table:style-name="ro3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ooc:=SUM([.B183:.C183])"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SUM([.B184:.C184])" office:value-type="float" office:value="12">
            <text:p>12</text:p>
          </table:table-cell>
          <table:table-cell table:number-columns-repeated="7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SUM([.B185:.C185])"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SUM([.B186:.C186])" office:value-type="float" office:value="10">
            <text:p>10</text:p>
          </table:table-cell>
          <table:table-cell table:number-columns-repeated="7"/>
        </table:table-row>
      </table:table>
      <table:table table:name="List2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5" office:value-type="string">
            <text:p>M3B body souhrn 07</text:p>
          </table:table-cell>
          <table:table-cell table:style-name="ce5" table:number-columns-repeated="2"/>
          <table:table-cell table:number-columns-repeated="2"/>
        </table:table-row>
        <table:table-row table:style-name="ro3" table:number-rows-repeated="9">
          <table:table-cell table:number-columns-repeated="5"/>
        </table:table-row>
        <table:table-row table:style-name="ro1">
          <table:table-cell table:style-name="ce2" office:value-type="string">
            <text:p>pořadí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07">
            <text:p>10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3"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</table:table>
      <table:table table:name="List3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8" table:default-cell-style-name="Default"/>
        <table:table-row table:style-name="ro1">
          <table:table-cell table:style-name="ce5" office:value-type="string">
            <text:p>M3B 1. test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1">
          <table:table-cell/>
          <table:table-cell table:style-name="ce5" office:value-type="float" office:value="2007">
            <text:p>2007</text:p>
          </table:table-cell>
          <table:table-cell table:number-columns-repeated="4"/>
          <table:table-cell table:style-name="ce5" office:value-type="float" office:value="2006">
            <text:p>200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ořadí</text:p>
          </table:table-cell>
          <table:table-cell table:style-name="ce5" office:value-type="string">
            <text:p>105/1</text:p>
          </table:table-cell>
          <table:table-cell table:style-name="ce5" office:value-type="string">
            <text:p>104/1</text:p>
          </table:table-cell>
          <table:table-cell table:style-name="ce5" office:value-type="string">
            <text:p>106/1</text:p>
          </table:table-cell>
          <table:table-cell table:style-name="ce5" office:value-type="string">
            <text:p>107/1</text:p>
          </table:table-cell>
          <table:table-cell/>
          <table:table-cell table:style-name="ce5" office:value-type="string">
            <text:p>108/1</text:p>
          </table:table-cell>
          <table:table-cell table:style-name="ce5" office:value-type="string">
            <text:p>105/1</text:p>
          </table:table-cell>
          <table:table-cell table:style-name="ce5" office:value-type="string">
            <text:p>104/1</text:p>
          </table:table-cell>
          <table:table-cell table:style-name="ce5" office:value-type="string">
            <text:p>109/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um</text:p>
          </table:table-cell>
          <table:table-cell table:formula="oooc:=SUM([.B6:.B35])" office:value-type="float" office:value="211">
            <text:p>211</text:p>
          </table:table-cell>
          <table:table-cell table:formula="oooc:=SUM([.C6:.C35])" office:value-type="float" office:value="194">
            <text:p>194</text:p>
          </table:table-cell>
          <table:table-cell table:formula="oooc:=SUM([.D6:.D35])" office:value-type="float" office:value="201">
            <text:p>201</text:p>
          </table:table-cell>
          <table:table-cell table:formula="oooc:=SUM([.E6:.E35])" office:value-type="float" office:value="205">
            <text:p>205</text:p>
          </table:table-cell>
          <table:table-cell table:number-columns-repeated="5"/>
        </table:table-row>
        <table:table-row table:style-name="ro3">
          <table:table-cell office:value-type="string">
            <text:p>Prumer</text:p>
          </table:table-cell>
          <table:table-cell table:formula="oooc:=AVERAGE([.B6:.B35])" office:value-type="float" office:value="7.03333333333333">
            <text:p>7.03</text:p>
          </table:table-cell>
          <table:table-cell table:formula="oooc:=AVERAGE([.C6:.C34])" office:value-type="float" office:value="6.68965517241379">
            <text:p>6.69</text:p>
          </table:table-cell>
          <table:table-cell table:formula="oooc:=AVERAGE([.D6:.D35])" office:value-type="float" office:value="6.7">
            <text:p>6.7</text:p>
          </table:table-cell>
          <table:table-cell table:formula="oooc:=AVERAGE([.E6:.E35])" office:value-type="float" office:value="6.83333333333333">
            <text:p>6.83</text:p>
          </table:table-cell>
          <table:table-cell table:number-columns-repeated="5"/>
        </table:table-row>
        <table:table-row table:style-name="ro3">
          <table:table-cell office:value-type="string">
            <text:p>Rozptyl</text:p>
          </table:table-cell>
          <table:table-cell table:number-columns-repeated="9"/>
        </table:table-row>
      </table:table>
      <table:table table:name="List4" table:style-name="ta1" table:print="false">
        <office:forms form:automatic-focus="false" form:apply-design-mode="false"/>
        <table:table-column table:style-name="co10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row table:style-name="ro1">
          <table:table-cell table:style-name="ce5" office:value-type="string">
            <text:p>M3B 2. test</text:p>
          </table:table-cell>
          <table:table-cell table:number-columns-repeated="9"/>
        </table:table-row>
        <table:table-row table:style-name="ro3" table:number-rows-repeated="3">
          <table:table-cell table:number-columns-repeated="10"/>
        </table:table-row>
        <table:table-row table:style-name="ro1">
          <table:table-cell/>
          <table:table-cell table:style-name="ce5" office:value-type="float" office:value="2007">
            <text:p>2007</text:p>
          </table:table-cell>
          <table:table-cell table:number-columns-repeated="4"/>
          <table:table-cell table:style-name="ce5" office:value-type="float" office:value="2006">
            <text:p>200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ořadí</text:p>
          </table:table-cell>
          <table:table-cell table:style-name="ce5" office:value-type="string">
            <text:p>105/2</text:p>
          </table:table-cell>
          <table:table-cell table:style-name="ce5" office:value-type="string">
            <text:p>104/2</text:p>
          </table:table-cell>
          <table:table-cell table:style-name="ce5" office:value-type="string">
            <text:p>106/2</text:p>
          </table:table-cell>
          <table:table-cell table:style-name="ce5" office:value-type="string">
            <text:p>107/2</text:p>
          </table:table-cell>
          <table:table-cell/>
          <table:table-cell table:style-name="ce5" office:value-type="string">
            <text:p>108/2</text:p>
          </table:table-cell>
          <table:table-cell table:style-name="ce5" office:value-type="string">
            <text:p>105/2</text:p>
          </table:table-cell>
          <table:table-cell table:style-name="ce5" office:value-type="string">
            <text:p>104/2</text:p>
          </table:table-cell>
          <table:table-cell table:style-name="ce5" office:value-type="string">
            <text:p>109/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number-columns-repeated="3" office:value-type="float" office:value="8">
            <text:p>8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table:number-columns-repeated="3"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table:number-columns-repeated="3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</table:table-row>
      </table:table>
      <table:database-ranges>
        <table:database-range table:target-range-address="List1.E72:List1.E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cs" fo:country="CZ" style:font-name-asian="Lucida Sans Unicode" style:language-asian="cs" style:country-asian="CZ" style:font-name-complex="Tahoma" style:language-complex="cs" style:country-complex="CZ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cs" fo:country="CZ" style:font-size-asian="24pt" style:language-asian="cs" style:country-asian="CZ" style:font-size-complex="24pt" style:language-complex="cs" style:country-complex="CZ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3">04/23/2008</text:date>, <text:time>10:37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Solaris_Sparc OpenOffice.org_project/680m6$Build-9095</meta:generator>
    <meta:creation-date>2007-09-28T17:25:07</meta:creation-date>
    <dc:creator>Ladislav Prucha</dc:creator>
    <dc:date>2008-04-23T10:37:25</dc:date>
    <meta:printed-by>Ladislav Prucha</meta:printed-by>
    <meta:print-date>2007-11-07T14:24:27</meta:print-date>
    <dc:language>cs-CZ</dc:language>
    <meta:editing-cycles>46</meta:editing-cycles>
    <meta:editing-duration>PT7H9M50S</meta:editing-duration>
    <meta:user-defined meta:name="Info 1"/>
    <meta:user-defined meta:name="Info 2"/>
    <meta:user-defined meta:name="Info 3"/>
    <meta:user-defined meta:name="Info 4"/>
    <meta:document-statistic meta:table-count="4" meta:cell-count="13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3.549cm" svg:height="6.987cm" chart:class="chart:bar" chart:style-name="ch1">
        <chart:title svg:x="6.059cm" svg:y="0.27cm" chart:style-name="ch2">
          <text:p>Histogram</text:p>
        </chart:title>
        <chart:legend chart:legend-position="end" svg:x="12.456cm" svg:y="3.146cm" chart:style-name="ch3"/>
        <chart:plot-area chart:style-name="ch4" table:cell-range-address="List1.$H$3:.$J$14" chart:data-source-has-labels="both" chart:table-number-list="0" svg:x="0.27cm" svg:y="0.922cm" svg:width="11.467cm" svg:height="5.927cm">
          <chart:axis chart:dimension="x" chart:name="primary-x" chart:style-name="ch5">
            <chart:title svg:x="6.213cm" svg:y="6.47cm" chart:style-name="ch6">
              <text:p>body</text:p>
            </chart:title>
            <chart:categories table:cell-range-address="local-table.A2:.A12"/>
          </chart:axis>
          <chart:axis chart:dimension="y" chart:name="primary-y" chart:style-name="ch7">
            <chart:title svg:x="0.27cm" svg:y="3.894cm" chart:style-name="ch6">
              <text:p>četnosti</text:p>
            </chart:title>
            <chart:grid chart:class="major"/>
          </chart:axis>
          <chart:series chart:style-name="ch8">
            <chart:data-point chart:repeated="11"/>
          </chart:series>
          <chart:series chart:style-name="ch9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test</text:p>
              </table:table-cell>
              <table:table-cell office:value-type="string">
                <text:p>2. tes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1.532cm" svg:height="7cm" chart:class="chart:bar" chart:style-name="ch1">
        <chart:title svg:x="4.257cm" svg:y="0.14cm" chart:style-name="ch2">
          <text:p>Histogram 104</text:p>
        </chart:title>
        <chart:legend chart:legend-position="end" svg:x="9.825cm" svg:y="3.309cm" chart:style-name="ch3"/>
        <chart:plot-area chart:style-name="ch4" table:cell-range-address="List1.$F$73:.$G$78" chart:data-source-has-labels="both" chart:table-number-list="0" svg:x="0.23cm" svg:y="0.928cm" svg:width="9.136cm" svg:height="5.932cm">
          <chart:axis chart:dimension="x" chart:name="primary-x" chart:style-name="ch5">
            <chart:title svg:x="4.968cm" svg:y="6.416cm" chart:style-name="ch6">
              <text:p>body</text:p>
            </chart:title>
            <chart:categories table:cell-range-address="local-table.A2:.A6"/>
          </chart:axis>
          <chart:axis chart:dimension="y" chart:name="primary-y" chart:style-name="ch7">
            <chart:title svg:x="0.23cm" svg:y="3.884cm" chart:style-name="ch6">
              <text:p>četnosti</text:p>
            </chart:title>
            <chart:grid chart:class="major"/>
          </chart:axis>
          <chart:series chart:style-name="ch8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bodů</text:p>
              </table:table-cell>
            </table:table-row>
          </table:table-header-rows>
          <table:table-rows>
            <table:table-row>
              <table:table-cell office:value-type="string">
                <text:p>1 – 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 – 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 – 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 – 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 – 2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